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1" svg:font-family="Albany, sans-serif"/>
    <style:font-face style:name="Lohit Devanagari1" svg:font-family="'Lohit Devanagari'"/>
    <style:font-face style:name="Noto Sans CJK SC Regular1" svg:font-family="'Noto Sans CJK SC Regular'"/>
    <style:font-face style:name="Times New Roman" svg:font-family="'Times New Roman'"/>
    <style:font-face style:name="Monospace" svg:font-family="Monospace" style:font-adornments="Normal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6.001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cm" table:align="margins"/>
    </style:style>
    <style:style style:name="Tableau5.A" style:family="table-column">
      <style:table-column-properties style:column-width="6.001cm" style:rel-column-width="2184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6.001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cm" fo:break-before="page" table:align="margins"/>
    </style:style>
    <style:style style:name="Tableau1.A" style:family="table-column">
      <style:table-column-properties style:column-width="6.001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6.001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bf68bb" officeooo:paragraph-rsid="00b9fce6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rsid="001261b8" officeooo:paragraph-rsid="001261b8"/>
    </style:style>
    <style:style style:name="P7" style:family="paragraph" style:parent-style-name="Text_20_body">
      <style:text-properties officeooo:rsid="00233e0d" officeooo:paragraph-rsid="00233e0d"/>
    </style:style>
    <style:style style:name="P8" style:family="paragraph" style:parent-style-name="Text_20_body">
      <style:text-properties officeooo:rsid="0059236e" officeooo:paragraph-rsid="0059236e"/>
    </style:style>
    <style:style style:name="P9" style:family="paragraph" style:parent-style-name="Text_20_body">
      <style:text-properties officeooo:rsid="005ecd3b" officeooo:paragraph-rsid="005ecd3b"/>
    </style:style>
    <style:style style:name="P10" style:family="paragraph" style:parent-style-name="Text_20_body">
      <style:text-properties officeooo:rsid="00628f30" officeooo:paragraph-rsid="00628f30"/>
    </style:style>
    <style:style style:name="P11" style:family="paragraph" style:parent-style-name="Text_20_body">
      <style:text-properties officeooo:rsid="0066445d" officeooo:paragraph-rsid="0066445d"/>
    </style:style>
    <style:style style:name="P12" style:family="paragraph" style:parent-style-name="Text_20_body">
      <style:text-properties officeooo:rsid="0096fd12" officeooo:paragraph-rsid="0059236e"/>
    </style:style>
    <style:style style:name="P13" style:family="paragraph" style:parent-style-name="Text_20_body">
      <style:text-properties officeooo:rsid="009d3fb0" officeooo:paragraph-rsid="009d3fb0"/>
    </style:style>
    <style:style style:name="P14" style:family="paragraph" style:parent-style-name="Text_20_body">
      <style:text-properties style:text-underline-style="none" fo:font-weight="normal" officeooo:rsid="00a48348" officeooo:paragraph-rsid="00a48348" style:font-weight-asian="normal" style:font-weight-complex="normal"/>
    </style:style>
    <style:style style:name="P15" style:family="paragraph" style:parent-style-name="Text_20_body">
      <style:paragraph-properties fo:margin-top="0cm" fo:margin-bottom="0cm" loext:contextual-spacing="false"/>
    </style:style>
    <style:style style:name="P16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0d1733" officeooo:paragraph-rsid="000d1733"/>
    </style:style>
    <style:style style:name="P18" style:family="paragraph" style:parent-style-name="Text_20_body">
      <style:paragraph-properties fo:margin-top="0cm" fo:margin-bottom="0cm" loext:contextual-spacing="false"/>
      <style:text-properties fo:font-weight="bold" officeooo:rsid="000d1733" officeooo:paragraph-rsid="000d1733" style:font-weight-asian="bold" style:font-weight-complex="bold"/>
    </style:style>
    <style:style style:name="P19" style:family="paragraph" style:parent-style-name="Heading_20_1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.109cm" fo:margin-bottom="0.109cm" loext:contextual-spacing="false" fo:keep-with-next="always"/>
      <style:text-properties style:font-name="Albany1" fo:font-size="11pt" fo:font-weight="bold"/>
    </style:style>
    <style:style style:name="P21" style:family="paragraph" style:parent-style-name="Standard">
      <style:text-properties officeooo:rsid="00a2a2d5" officeooo:paragraph-rsid="00a2a2d5"/>
    </style:style>
    <style:style style:name="P22" style:family="paragraph" style:parent-style-name="Standard">
      <style:text-properties officeooo:rsid="00b112bb" officeooo:paragraph-rsid="00b112bb"/>
    </style:style>
    <style:style style:name="P23" style:family="paragraph" style:parent-style-name="Table_20_Contents">
      <style:text-properties officeooo:rsid="0024e305" officeooo:paragraph-rsid="0024e305"/>
    </style:style>
    <style:style style:name="P24" style:family="paragraph" style:parent-style-name="Table_20_Contents">
      <style:text-properties officeooo:rsid="0026564f" officeooo:paragraph-rsid="0026564f"/>
    </style:style>
    <style:style style:name="P25" style:family="paragraph" style:parent-style-name="Table_20_Contents">
      <style:text-properties officeooo:rsid="002827a0" officeooo:paragraph-rsid="002827a0"/>
    </style:style>
    <style:style style:name="P26" style:family="paragraph" style:parent-style-name="Table_20_Contents">
      <style:text-properties officeooo:rsid="0029427c" officeooo:paragraph-rsid="0029427c"/>
    </style:style>
    <style:style style:name="P27" style:family="paragraph" style:parent-style-name="Table_20_Contents">
      <style:text-properties officeooo:rsid="002a16de" officeooo:paragraph-rsid="002a16de"/>
    </style:style>
    <style:style style:name="P28" style:family="paragraph" style:parent-style-name="Table_20_Contents">
      <style:text-properties officeooo:rsid="002b8165" officeooo:paragraph-rsid="002b8165"/>
    </style:style>
    <style:style style:name="P29" style:family="paragraph" style:parent-style-name="Table_20_Contents">
      <style:text-properties officeooo:rsid="002f3654" officeooo:paragraph-rsid="002f3654"/>
    </style:style>
    <style:style style:name="P30" style:family="paragraph" style:parent-style-name="Table_20_Contents">
      <style:text-properties officeooo:rsid="0030fa11" officeooo:paragraph-rsid="0030fa11"/>
    </style:style>
    <style:style style:name="P31" style:family="paragraph" style:parent-style-name="Table_20_Contents">
      <style:text-properties officeooo:rsid="00334dc6" officeooo:paragraph-rsid="00334dc6"/>
    </style:style>
    <style:style style:name="P32" style:family="paragraph" style:parent-style-name="Table_20_Contents">
      <style:text-properties officeooo:rsid="00361a7e" officeooo:paragraph-rsid="00361a7e"/>
    </style:style>
    <style:style style:name="P33" style:family="paragraph" style:parent-style-name="Table_20_Contents">
      <style:text-properties officeooo:rsid="00370bfa" officeooo:paragraph-rsid="00370bfa"/>
    </style:style>
    <style:style style:name="P34" style:family="paragraph" style:parent-style-name="Table_20_Contents">
      <style:text-properties officeooo:rsid="003e40f1" officeooo:paragraph-rsid="003e40f1"/>
    </style:style>
    <style:style style:name="P35" style:family="paragraph" style:parent-style-name="Table_20_Contents">
      <style:text-properties officeooo:rsid="003e40f1" officeooo:paragraph-rsid="007dc3e4"/>
    </style:style>
    <style:style style:name="P36" style:family="paragraph" style:parent-style-name="Table_20_Contents">
      <style:text-properties officeooo:rsid="003eda41" officeooo:paragraph-rsid="003eda41"/>
    </style:style>
    <style:style style:name="P37" style:family="paragraph" style:parent-style-name="Table_20_Contents">
      <style:text-properties officeooo:rsid="003f91d0" officeooo:paragraph-rsid="003f91d0"/>
    </style:style>
    <style:style style:name="P38" style:family="paragraph" style:parent-style-name="Table_20_Contents">
      <style:text-properties officeooo:rsid="004160e4" officeooo:paragraph-rsid="004160e4"/>
    </style:style>
    <style:style style:name="P39" style:family="paragraph" style:parent-style-name="Table_20_Contents">
      <style:text-properties officeooo:rsid="0042a6e6" officeooo:paragraph-rsid="0042a6e6"/>
    </style:style>
    <style:style style:name="P40" style:family="paragraph" style:parent-style-name="Table_20_Contents">
      <style:text-properties officeooo:rsid="004442fc" officeooo:paragraph-rsid="004442fc"/>
    </style:style>
    <style:style style:name="P41" style:family="paragraph" style:parent-style-name="Table_20_Contents">
      <style:text-properties officeooo:rsid="00455437" officeooo:paragraph-rsid="00455437"/>
    </style:style>
    <style:style style:name="P42" style:family="paragraph" style:parent-style-name="Table_20_Contents">
      <style:text-properties officeooo:paragraph-rsid="0045a37c"/>
    </style:style>
    <style:style style:name="P43" style:family="paragraph" style:parent-style-name="Table_20_Contents">
      <style:text-properties officeooo:rsid="0045a37c" officeooo:paragraph-rsid="0045a37c"/>
    </style:style>
    <style:style style:name="P44" style:family="paragraph" style:parent-style-name="Table_20_Contents">
      <style:text-properties officeooo:rsid="00485bc7" officeooo:paragraph-rsid="00485bc7"/>
    </style:style>
    <style:style style:name="P45" style:family="paragraph" style:parent-style-name="Table_20_Contents">
      <style:paragraph-properties fo:text-align="start" style:justify-single-word="false"/>
      <style:text-properties officeooo:rsid="00489895" officeooo:paragraph-rsid="00489895"/>
    </style:style>
    <style:style style:name="P46" style:family="paragraph" style:parent-style-name="Table_20_Contents">
      <style:paragraph-properties fo:text-align="start" style:justify-single-word="false"/>
      <style:text-properties officeooo:rsid="0048c7d1" officeooo:paragraph-rsid="0048c7d1"/>
    </style:style>
    <style:style style:name="P47" style:family="paragraph" style:parent-style-name="Table_20_Contents">
      <style:text-properties officeooo:rsid="00499600" officeooo:paragraph-rsid="00499600"/>
    </style:style>
    <style:style style:name="P48" style:family="paragraph" style:parent-style-name="Table_20_Contents">
      <style:text-properties officeooo:rsid="004caedb" officeooo:paragraph-rsid="004caedb"/>
    </style:style>
    <style:style style:name="P49" style:family="paragraph" style:parent-style-name="Table_20_Contents">
      <style:text-properties officeooo:rsid="004dd481" officeooo:paragraph-rsid="004dd481"/>
    </style:style>
    <style:style style:name="P50" style:family="paragraph" style:parent-style-name="Table_20_Contents">
      <style:text-properties officeooo:rsid="004ef19a" officeooo:paragraph-rsid="004ef19a"/>
    </style:style>
    <style:style style:name="P51" style:family="paragraph" style:parent-style-name="Table_20_Contents">
      <style:text-properties officeooo:rsid="0051a6f0" officeooo:paragraph-rsid="0051a6f0"/>
    </style:style>
    <style:style style:name="P52" style:family="paragraph" style:parent-style-name="Table_20_Contents">
      <style:text-properties style:font-name="Albany1" fo:font-size="13pt" style:font-name-asian="Noto Sans CJK SC Regular1" style:font-size-asian="12pt" style:font-name-complex="Lohit Devanagari1" style:font-size-complex="12pt"/>
    </style:style>
    <style:style style:name="P53" style:family="paragraph" style:parent-style-name="Table_20_Contents">
      <style:text-properties officeooo:rsid="006adac0" officeooo:paragraph-rsid="006adac0"/>
    </style:style>
    <style:style style:name="P54" style:family="paragraph" style:parent-style-name="Table_20_Contents">
      <style:text-properties officeooo:rsid="0070a1b0" officeooo:paragraph-rsid="0070a1b0"/>
    </style:style>
    <style:style style:name="P55" style:family="paragraph" style:parent-style-name="Table_20_Contents">
      <style:text-properties officeooo:rsid="0071c4ae" officeooo:paragraph-rsid="0071c4ae"/>
    </style:style>
    <style:style style:name="P56" style:family="paragraph" style:parent-style-name="Table_20_Contents">
      <style:text-properties officeooo:rsid="007275e2" officeooo:paragraph-rsid="007275e2"/>
    </style:style>
    <style:style style:name="P57" style:family="paragraph" style:parent-style-name="Table_20_Contents">
      <style:text-properties officeooo:rsid="0074d2db" officeooo:paragraph-rsid="0074d2db"/>
    </style:style>
    <style:style style:name="P58" style:family="paragraph" style:parent-style-name="Table_20_Contents">
      <style:text-properties officeooo:rsid="00765496" officeooo:paragraph-rsid="00765496"/>
    </style:style>
    <style:style style:name="P59" style:family="paragraph" style:parent-style-name="Table_20_Contents">
      <style:text-properties officeooo:rsid="00775056" officeooo:paragraph-rsid="00775056"/>
    </style:style>
    <style:style style:name="P60" style:family="paragraph" style:parent-style-name="Table_20_Contents">
      <style:text-properties officeooo:rsid="00794ace" officeooo:paragraph-rsid="00794ace"/>
    </style:style>
    <style:style style:name="P61" style:family="paragraph" style:parent-style-name="Table_20_Contents">
      <style:text-properties officeooo:rsid="00795055" officeooo:paragraph-rsid="00795055"/>
    </style:style>
    <style:style style:name="P62" style:family="paragraph" style:parent-style-name="Table_20_Contents">
      <style:text-properties officeooo:rsid="007964bd" officeooo:paragraph-rsid="007964bd"/>
    </style:style>
    <style:style style:name="P63" style:family="paragraph" style:parent-style-name="Table_20_Contents">
      <style:text-properties officeooo:rsid="007f2bc8" officeooo:paragraph-rsid="007f2bc8"/>
    </style:style>
    <style:style style:name="P64" style:family="paragraph" style:parent-style-name="Table_20_Contents">
      <style:text-properties officeooo:rsid="00824f0e" officeooo:paragraph-rsid="00824f0e"/>
    </style:style>
    <style:style style:name="P65" style:family="paragraph" style:parent-style-name="Table_20_Contents">
      <style:text-properties officeooo:rsid="00828e87" officeooo:paragraph-rsid="00828e87"/>
    </style:style>
    <style:style style:name="P66" style:family="paragraph" style:parent-style-name="Table_20_Contents">
      <style:text-properties officeooo:rsid="00897f94" officeooo:paragraph-rsid="00897f94"/>
    </style:style>
    <style:style style:name="P67" style:family="paragraph" style:parent-style-name="Table_20_Contents">
      <style:text-properties officeooo:rsid="008fa0d8" officeooo:paragraph-rsid="008fa0d8"/>
    </style:style>
    <style:style style:name="P68" style:family="paragraph" style:parent-style-name="Table_20_Contents">
      <style:text-properties officeooo:rsid="0090d24e" officeooo:paragraph-rsid="0090d24e"/>
    </style:style>
    <style:style style:name="P69" style:family="paragraph" style:parent-style-name="Table_20_Contents">
      <style:text-properties officeooo:rsid="00928479" officeooo:paragraph-rsid="00928479"/>
    </style:style>
    <style:style style:name="P70" style:family="paragraph" style:parent-style-name="Table_20_Contents">
      <style:text-properties officeooo:rsid="009415f0" officeooo:paragraph-rsid="009415f0"/>
    </style:style>
    <style:style style:name="P71" style:family="paragraph" style:parent-style-name="Table_20_Contents">
      <style:text-properties officeooo:rsid="0096fd12" officeooo:paragraph-rsid="0096fd12"/>
    </style:style>
    <style:style style:name="P72" style:family="paragraph" style:parent-style-name="Table_20_Contents">
      <style:text-properties officeooo:rsid="009ad53a" officeooo:paragraph-rsid="009ad53a"/>
    </style:style>
    <style:style style:name="P73" style:family="paragraph" style:parent-style-name="Table_20_Contents">
      <style:text-properties officeooo:rsid="009b348d" officeooo:paragraph-rsid="009b348d"/>
    </style:style>
    <style:style style:name="P74" style:family="paragraph" style:parent-style-name="Table_20_Contents">
      <style:text-properties officeooo:rsid="009ce331" officeooo:paragraph-rsid="009ce331"/>
    </style:style>
    <style:style style:name="P75" style:family="paragraph" style:parent-style-name="Table_20_Contents">
      <style:text-properties officeooo:paragraph-rsid="009d3fb0"/>
    </style:style>
    <style:style style:name="P76" style:family="paragraph" style:parent-style-name="Table_20_Contents">
      <style:text-properties officeooo:rsid="00a02a0b" officeooo:paragraph-rsid="00a02a0b"/>
    </style:style>
    <style:style style:name="P77" style:family="paragraph" style:parent-style-name="Table_20_Contents">
      <style:text-properties officeooo:rsid="00a2a2d5" officeooo:paragraph-rsid="00a2a2d5"/>
    </style:style>
    <style:style style:name="P78" style:family="paragraph" style:parent-style-name="Table_20_Contents">
      <style:text-properties officeooo:rsid="00a2c0dc" officeooo:paragraph-rsid="00a2c0dc"/>
    </style:style>
    <style:style style:name="P79" style:family="paragraph" style:parent-style-name="Table_20_Contents">
      <style:text-properties officeooo:rsid="00a44f3c" officeooo:paragraph-rsid="00a44f3c"/>
    </style:style>
    <style:style style:name="P80" style:family="paragraph" style:parent-style-name="Table_20_Contents">
      <style:text-properties officeooo:rsid="00a48348" officeooo:paragraph-rsid="00a48348"/>
    </style:style>
    <style:style style:name="P81" style:family="paragraph" style:parent-style-name="Table_20_Contents">
      <style:text-properties officeooo:rsid="00a66030" officeooo:paragraph-rsid="00a66030"/>
    </style:style>
    <style:style style:name="P82" style:family="paragraph" style:parent-style-name="Table_20_Contents">
      <style:text-properties officeooo:rsid="00a9deb2" officeooo:paragraph-rsid="00a9deb2"/>
    </style:style>
    <style:style style:name="P83" style:family="paragraph" style:parent-style-name="Table_20_Contents">
      <style:text-properties officeooo:rsid="00abb35a" officeooo:paragraph-rsid="00abb35a"/>
    </style:style>
    <style:style style:name="P84" style:family="paragraph" style:parent-style-name="Table_20_Contents">
      <style:text-properties officeooo:rsid="00ad7506" officeooo:paragraph-rsid="00ad7506"/>
    </style:style>
    <style:style style:name="P85" style:family="paragraph" style:parent-style-name="Table_20_Contents">
      <style:text-properties officeooo:rsid="00afb032" officeooo:paragraph-rsid="00afb032"/>
    </style:style>
    <style:style style:name="P86" style:family="paragraph" style:parent-style-name="Table_20_Contents">
      <style:text-properties officeooo:rsid="009601fc"/>
    </style:style>
    <style:style style:name="P87" style:family="paragraph" style:parent-style-name="Table_20_Contents">
      <style:text-properties officeooo:rsid="002a1751" officeooo:paragraph-rsid="002827a0"/>
    </style:style>
    <style:style style:name="P88" style:family="paragraph" style:parent-style-name="Preformatted_20_Text">
      <style:text-properties officeooo:rsid="0074d2db" officeooo:paragraph-rsid="0074d2db"/>
    </style:style>
    <style:style style:name="P89" style:family="paragraph" style:parent-style-name="Preformatted_20_Text">
      <style:text-properties officeooo:rsid="00897f94" officeooo:paragraph-rsid="00897f94"/>
    </style:style>
    <style:style style:name="P9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a2a2d5" officeooo:paragraph-rsid="00a2a2d5"/>
    </style:style>
    <style:style style:name="P91" style:family="paragraph" style:parent-style-name="Heading_20_3">
      <style:text-properties officeooo:paragraph-rsid="00bf68bb"/>
    </style:style>
    <style:style style:name="P92" style:family="paragraph" style:parent-style-name="Heading_20_3">
      <style:text-properties officeooo:rsid="00c60781" officeooo:paragraph-rsid="00c60781"/>
    </style:style>
    <style:style style:name="P93" style:family="paragraph" style:parent-style-name="Heading_20_4">
      <style:text-properties officeooo:rsid="00233e0d" officeooo:paragraph-rsid="00233e0d"/>
    </style:style>
    <style:style style:name="P94" style:family="paragraph" style:parent-style-name="Title">
      <style:paragraph-properties fo:text-align="center" style:justify-single-word="false"/>
      <style:text-properties officeooo:paragraph-rsid="00c60781"/>
    </style:style>
    <style:style style:name="P95" style:family="paragraph" style:parent-style-name="Title" style:master-page-name="HTML">
      <style:paragraph-properties fo:text-align="center" style:justify-single-word="false" style:page-number="auto"/>
      <style:text-properties officeooo:paragraph-rsid="00c60781"/>
    </style:style>
    <style:style style:name="P9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style:paragraph-properties fo:margin-left="0cm" fo:margin-right="0cm" fo:margin-top="0cm" fo:margin-bottom="0cm" fo:line-height="100%" fo:text-align="center" fo:text-indent="0cm"/>
    </style:style>
    <style:style style:name="P9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f3715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margin-left="0cm" fo:margin-right="0cm" fo:margin-top="0cm" fo:margin-bottom="0cm" fo:line-height="100%" fo:text-indent="0cm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letter-spacing="normal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officeooo:rsid="000eb27c"/>
    </style:style>
    <style:style style:name="T4" style:family="text">
      <style:text-properties officeooo:rsid="00104727"/>
    </style:style>
    <style:style style:name="T5" style:family="text">
      <style:text-properties officeooo:rsid="0015583c"/>
    </style:style>
    <style:style style:name="T6" style:family="text">
      <style:text-properties officeooo:rsid="001921b3"/>
    </style:style>
    <style:style style:name="T7" style:family="text">
      <style:text-properties officeooo:rsid="001e56fd"/>
    </style:style>
    <style:style style:name="T8" style:family="text">
      <style:text-properties officeooo:rsid="002f3654"/>
    </style:style>
    <style:style style:name="T9" style:family="text">
      <style:text-properties officeooo:rsid="0030fa11"/>
    </style:style>
    <style:style style:name="T10" style:family="text">
      <style:text-properties officeooo:rsid="0038b42e"/>
    </style:style>
    <style:style style:name="T11" style:family="text">
      <style:text-properties officeooo:rsid="00398180"/>
    </style:style>
    <style:style style:name="T12" style:family="text">
      <style:text-properties officeooo:rsid="003b729d"/>
    </style:style>
    <style:style style:name="T13" style:family="text">
      <style:text-properties officeooo:rsid="003db3be"/>
    </style:style>
    <style:style style:name="T14" style:family="text">
      <style:text-properties officeooo:rsid="00402b5b"/>
    </style:style>
    <style:style style:name="T15" style:family="text">
      <style:text-properties officeooo:rsid="004160e4"/>
    </style:style>
    <style:style style:name="T16" style:family="text">
      <style:text-properties officeooo:rsid="0047097a"/>
    </style:style>
    <style:style style:name="T17" style:family="text">
      <style:text-properties officeooo:rsid="004dd481"/>
    </style:style>
    <style:style style:name="T18" style:family="text">
      <style:text-properties officeooo:rsid="00500a50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5ecd3b"/>
    </style:style>
    <style:style style:name="T21" style:family="text">
      <style:text-properties officeooo:rsid="0073f462"/>
    </style:style>
    <style:style style:name="T22" style:family="text">
      <style:text-properties officeooo:rsid="00794ace"/>
    </style:style>
    <style:style style:name="T23" style:family="text">
      <style:text-properties officeooo:rsid="00798050"/>
    </style:style>
    <style:style style:name="T24" style:family="text">
      <style:text-properties officeooo:rsid="007b74be"/>
    </style:style>
    <style:style style:name="T25" style:family="text">
      <style:text-properties officeooo:rsid="00820b1e"/>
    </style:style>
    <style:style style:name="T26" style:family="text">
      <style:text-properties officeooo:rsid="008409ef"/>
    </style:style>
    <style:style style:name="T27" style:family="text">
      <style:text-properties officeooo:rsid="008d6e73"/>
    </style:style>
    <style:style style:name="T28" style:family="text">
      <style:text-properties officeooo:rsid="008dda6f"/>
    </style:style>
    <style:style style:name="T29" style:family="text">
      <style:text-properties officeooo:rsid="008f9eed"/>
    </style:style>
    <style:style style:name="T30" style:family="text">
      <style:text-properties officeooo:rsid="009415f0"/>
    </style:style>
    <style:style style:name="T31" style:family="text">
      <style:text-properties officeooo:rsid="0099fc52"/>
    </style:style>
    <style:style style:name="T32" style:family="text">
      <style:text-properties officeooo:rsid="00a2a2d5"/>
    </style:style>
    <style:style style:name="T33" style:family="text">
      <style:text-properties officeooo:rsid="00ada56a"/>
    </style:style>
    <style:style style:name="T34" style:family="text">
      <style:text-properties officeooo:rsid="00adc0e7"/>
    </style:style>
    <style:style style:name="T35" style:family="text">
      <style:text-properties officeooo:rsid="00aeea16"/>
    </style:style>
    <style:style style:name="T36" style:family="text">
      <style:text-properties officeooo:rsid="00b29b42"/>
    </style:style>
    <style:style style:name="T37" style:family="text">
      <style:text-properties officeooo:rsid="00b2c668"/>
    </style:style>
    <style:style style:name="T38" style:family="text">
      <style:text-properties officeooo:rsid="00b4c01b"/>
    </style:style>
    <style:style style:name="T39" style:family="text">
      <style:text-properties officeooo:rsid="00c8d03f"/>
    </style:style>
    <style:style style:name="T40" style:family="text">
      <style:text-properties officeooo:rsid="00ce0e30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letter-spacing="normal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53cm" svg:stroke-color="#3465a4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.395cm" fo:min-width="1.847cm" fo:padding-top="0.152cm" fo:padding-bottom="0.152cm" fo:padding-left="0.277cm" fo:padding-right="0.277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3715a" draw:textarea-horizontal-align="justify" draw:textarea-vertical-align="middle" draw:auto-grow-height="false" fo:min-height="0.176cm" fo:min-width="0.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2.5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53cm" svg:stroke-color="#3465a4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.397cm" fo:min-width="1.847cm" fo:padding-top="0.152cm" fo:padding-bottom="0.152cm" fo:padding-left="0.277cm" fo:padding-right="0.277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18cm" svg:stroke-color="#3465a4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draw:auto-grow-height="false" fo:min-height="0.776cm" fo:min-width="1.28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18cm" svg:stroke-color="#3465a4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draw:auto-grow-height="false" fo:min-height="0.778cm" fo:min-width="1.28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18cm" svg:stroke-color="#3465a4" draw:marker-start="" draw:marker-start-width="0.228cm" draw:marker-start-center="false" draw:marker-end="" draw:marker-end-width="0.228cm" draw:marker-end-center="false" draw:fill="solid" draw:fill-color="#729fcf" draw:opacity="100%" draw:textarea-horizontal-align="justify" draw:textarea-vertical-align="middle" draw:auto-grow-height="false" fo:min-height="0.332cm" fo:min-width="0.00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18cm" svg:stroke-color="#3465a4" draw:marker-start="" draw:marker-start-width="0.228cm" draw:marker-start-center="false" draw:marker-end="" draw:marker-end-width="0.228cm" draw:marker-end-center="false" draw:fill="solid" draw:fill-color="#729fcf" draw:opacity="100%" draw:textarea-horizontal-align="justify" draw:textarea-vertical-align="middle" draw:auto-grow-height="false" fo:min-height="0.333cm" fo:min-width="0.00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18cm" svg:stroke-color="#3465a4" draw:marker-start="" draw:marker-start-width="0.228cm" draw:marker-start-center="false" draw:marker-end="" draw:marker-end-width="0.228cm" draw:marker-end-center="false" draw:fill="solid" draw:fill-color="#729fcf" draw:opacity="100%" draw:textarea-horizontal-align="justify" draw:textarea-vertical-align="middle" draw:auto-grow-height="false" fo:min-height="0.333cm" fo:min-width="0.00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18cm" svg:stroke-color="#3465a4" draw:marker-start="" draw:marker-start-width="0.228cm" draw:marker-start-center="false" draw:marker-end="" draw:marker-end-width="0.228cm" draw:marker-end-center="false" draw:fill="solid" draw:fill-color="#729fcf" draw:opacity="100%" draw:textarea-horizontal-align="justify" draw:textarea-vertical-align="middle" draw:auto-grow-height="false" fo:min-height="0.332cm" fo:min-width="0.00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18cm" svg:stroke-color="#000000" draw:marker-start="" draw:marker-start-width="0.228cm" draw:marker-start-center="false" draw:marker-end="Arrow" draw:marker-end-width="0.127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5" style:family="graphic">
      <style:graphic-properties draw:stroke="dash" draw:stroke-dash="Dashed_20__28_var_29_" svg:stroke-width="0.018cm" svg:stroke-color="#000000" draw:marker-start="" draw:marker-start-width="0.078cm" draw:marker-start-center="false" draw:marker-end="" draw:marker-end-width="0.07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Sujet 4</text:p>
      <text:p text:style-name="P94">Multimap</text:p>
      <text:h text:style-name="P92" text:outline-level="3"/>
      <text:h text:style-name="P91" text:outline-level="3">Implémentation du conteneur</text:h>
      <text:p text:style-name="Text_20_body"/>
      <text:p text:style-name="P5">Map</text:p>
      <text:p text:style-name="Text_20_body">Une <text:span text:style-name="Source_20_Text">std::map</text:span> est un conteneur associatif qui stocke des valeurs accessibles par une clé, qui doit être unique. À chaque clé est associé une valeur unique. <text:span text:style-name="T5">Les données sont triés selon leur clé.</text:span></text:p>
      <text:p text:style-name="P4">Structure d’une map</text:p>
      <text:p text:style-name="P15"/>
      <text:p text:style-name="P15"><draw:g text:anchor-type="paragraph" draw:z-index="1" draw:name="Forme2" draw:style-name="gr1"><draw:line draw:style-name="gr2" draw:text-style-name="P96" svg:x1="5.602cm" svg:y1="0.866cm" svg:x2="1.202cm" svg:y2="4.066cm"><text:p/></draw:line><draw:line draw:style-name="gr2" draw:text-style-name="P96" svg:x1="5.602cm" svg:y1="0.866cm" svg:x2="10.002cm" svg:y2="4.066cm"><text:p/></draw:line><draw:line draw:style-name="gr2" draw:text-style-name="P96" svg:x1="5.602cm" svg:y1="0.866cm" svg:x2="5.602cm" svg:y2="4.666cm"><text:p/></draw:line><draw:custom-shape draw:style-name="gr3" draw:text-style-name="P98" svg:width="2.401cm" svg:height="0.699cm" svg:x="0.002cm" svg:y="4.165cm"><text:p text:style-name="P97"><text:span text:style-name="T41">V</text:span><text:span text:style-name="T41">a</text:span><text:span text:style-name="T41">l</text:span><text:span text:style-name="T41">e</text:span><text:span text:style-name="T41">u</text:span><text:span text:style-name="T41">r </text:span><text:span text:style-name="T41">A</text:span></text:p><draw:enhanced-geometry svg:viewBox="0 0 21600 21600" draw:type="rectangle" draw:enhanced-path="M 0 0 L 21600 0 21600 21600 0 21600 0 0 Z N"/></draw:custom-shape><draw:custom-shape draw:style-name="gr4" draw:text-style-name="P99" svg:width="1.401cm" svg:height="0.6cm" svg:x="2.902cm" svg:y="1.963cm"><text:p text:style-name="P97"><text:span text:style-name="T42">C</text:span><text:span text:style-name="T42">l</text:span><text:span text:style-name="T42">é </text:span><text:span text:style-name="T42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99" svg:width="1.401cm" svg:height="0.6cm" svg:x="4.902cm" svg:y="2.664cm"><text:p text:style-name="P97"><text:span text:style-name="T42">C</text:span><text:span text:style-name="T42">l</text:span><text:span text:style-name="T42">é </text:span><text:span text:style-name="T42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99" svg:width="1.401cm" svg:height="0.6cm" svg:x="6.602cm" svg:y="1.965cm"><text:p text:style-name="P97"><text:span text:style-name="T42">C</text:span><text:span text:style-name="T42">l</text:span><text:span text:style-name="T42">é</text:span><text:span text:style-name="T42"> </text:span><text:span text:style-name="T42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101" svg:width="1.802cm" svg:height="0.983cm" svg:x="4.703cm" svg:y="0.002cm"><draw:text-box><text:p text:style-name="P100"><text:span text:style-name="T43">map</text:span></text:p></draw:text-box></draw:frame><draw:custom-shape draw:style-name="gr6" draw:text-style-name="P98" svg:width="2.401cm" svg:height="0.701cm" svg:x="4.401cm" svg:y="4.765cm"><text:p text:style-name="P97"><text:span text:style-name="T41">V</text:span><text:span text:style-name="T41">a</text:span><text:span text:style-name="T41">l</text:span><text:span text:style-name="T41">e</text:span><text:span text:style-name="T41">u</text:span><text:span text:style-name="T41">r </text:span><text:span text:style-name="T41">B</text:span></text:p><draw:enhanced-geometry svg:viewBox="0 0 21600 21600" draw:type="rectangle" draw:enhanced-path="M 0 0 L 21600 0 21600 21600 0 21600 0 0 Z N"/></draw:custom-shape><draw:custom-shape draw:style-name="gr3" draw:text-style-name="P98" svg:width="2.401cm" svg:height="0.699cm" svg:x="9.001cm" svg:y="4.165cm"><text:p text:style-name="P97"><text:span text:style-name="T41">V</text:span><text:span text:style-name="T41">a</text:span><text:span text:style-name="T41">l</text:span><text:span text:style-name="T41">e</text:span><text:span text:style-name="T41">u</text:span><text:span text:style-name="T41">r </text:span><text:span text:style-name="T41">C</text:span></text:p><draw:enhanced-geometry svg:viewBox="0 0 21600 21600" draw:type="rectangle" draw:enhanced-path="M 0 0 L 21600 0 21600 21600 0 21600 0 0 Z N"/></draw:custom-shape></draw:g></text:p>
      <text:p text:style-name="P15"/>
      <text:p text:style-name="P15"/>
      <text:p text:style-name="P18"><text:soft-page-break/>Multimap</text:p>
      <text:p text:style-name="P17"/>
      <text:p text:style-name="P17">Une <text:span text:style-name="Source_20_Text">std::multimap</text:span> est un<text:span text:style-name="T3">e </text:span><text:span text:style-name="Source_20_Text"><text:span text:style-name="T3">std::map</text:span></text:span><text:span text:style-name="T3">, cependant,</text:span> à chaque clé peut être associé <text:span text:style-name="T4">plus d’une valeur qui peuvent être identiques.</text:span></text:p>
      <text:p text:style-name="P17"/>
      <text:p text:style-name="P16">Structure d’une multimap</text:p>
      <text:p text:style-name="P15"/>
      <text:p text:style-name="P15"><draw:g text:anchor-type="paragraph" draw:z-index="0" draw:name="Forme1" draw:style-name="gr1"><draw:line draw:style-name="gr2" draw:text-style-name="P96" svg:x1="5.602cm" svg:y1="0.862cm" svg:x2="1.202cm" svg:y2="4.062cm"><text:p/></draw:line><draw:line draw:style-name="gr2" draw:text-style-name="P96" svg:x1="5.602cm" svg:y1="0.862cm" svg:x2="10.002cm" svg:y2="4.062cm"><text:p/></draw:line><draw:line draw:style-name="gr2" draw:text-style-name="P96" svg:x1="5.602cm" svg:y1="0.862cm" svg:x2="5.602cm" svg:y2="4.662cm"><text:p/></draw:line><draw:custom-shape draw:style-name="gr3" draw:text-style-name="P98" svg:width="2.401cm" svg:height="0.699cm" svg:x="0.002cm" svg:y="4.163cm"><text:p text:style-name="P97"><text:span text:style-name="T41">Valeur A</text:span></text:p><draw:enhanced-geometry svg:viewBox="0 0 21600 21600" draw:type="rectangle" draw:enhanced-path="M 0 0 L 21600 0 21600 21600 0 21600 0 0 Z N"/></draw:custom-shape><draw:custom-shape draw:style-name="gr4" draw:text-style-name="P99" svg:width="1.401cm" svg:height="0.6cm" svg:x="2.902cm" svg:y="1.961cm"><text:p text:style-name="P97"><text:span text:style-name="T42">Clé 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99" svg:width="1.401cm" svg:height="0.6cm" svg:x="4.902cm" svg:y="2.662cm"><text:p text:style-name="P97"><text:span text:style-name="T42">Clé 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99" svg:width="1.401cm" svg:height="0.6cm" svg:x="6.602cm" svg:y="1.963cm"><text:p text:style-name="P97"><text:span text:style-name="T42">Clé 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101" svg:width="3.081cm" svg:height="0.983cm" svg:x="4.101cm" svg:y="0cm"><draw:text-box><text:p text:style-name="P100"><text:span text:style-name="T43">multimap</text:span></text:p></draw:text-box></draw:frame><draw:custom-shape draw:style-name="gr6" draw:text-style-name="P98" svg:width="2.401cm" svg:height="0.701cm" svg:x="0.002cm" svg:y="4.962cm"><text:p text:style-name="P97"><text:span text:style-name="T41">Valeur B</text:span></text:p><draw:enhanced-geometry svg:viewBox="0 0 21600 21600" draw:type="rectangle" draw:enhanced-path="M 0 0 L 21600 0 21600 21600 0 21600 0 0 Z N"/></draw:custom-shape><draw:custom-shape draw:style-name="gr3" draw:text-style-name="P98" svg:width="2.401cm" svg:height="0.699cm" svg:x="0.002cm" svg:y="5.763cm"><text:p text:style-name="P97"><text:span text:style-name="T41">Valeur C</text:span></text:p><draw:enhanced-geometry svg:viewBox="0 0 21600 21600" draw:type="rectangle" draw:enhanced-path="M 0 0 L 21600 0 21600 21600 0 21600 0 0 Z N"/></draw:custom-shape><draw:custom-shape draw:style-name="gr6" draw:text-style-name="P98" svg:width="2.401cm" svg:height="0.701cm" svg:x="4.401cm" svg:y="4.763cm"><text:p text:style-name="P97"><text:span text:style-name="T41">Vale</text:span><text:span text:style-name="T41">ur D</text:span></text:p><draw:enhanced-geometry svg:viewBox="0 0 21600 21600" draw:type="rectangle" draw:enhanced-path="M 0 0 L 21600 0 21600 21600 0 21600 0 0 Z N"/></draw:custom-shape><draw:custom-shape draw:style-name="gr6" draw:text-style-name="P98" svg:width="2.401cm" svg:height="0.701cm" svg:x="4.401cm" svg:y="5.562cm"><text:p text:style-name="P97"><text:span text:style-name="T41">Vale</text:span><text:span text:style-name="T41">ur E</text:span></text:p><draw:enhanced-geometry svg:viewBox="0 0 21600 21600" draw:type="rectangle" draw:enhanced-path="M 0 0 L 21600 0 21600 21600 0 21600 0 0 Z N"/></draw:custom-shape><draw:custom-shape draw:style-name="gr6" draw:text-style-name="P98" svg:width="2.401cm" svg:height="0.701cm" svg:x="4.401cm" svg:y="6.362cm"><text:p text:style-name="P97"><text:span text:style-name="T41">Vale</text:span><text:span text:style-name="T41">ur F</text:span></text:p><draw:enhanced-geometry svg:viewBox="0 0 21600 21600" draw:type="rectangle" draw:enhanced-path="M 0 0 L 21600 0 21600 21600 0 21600 0 0 Z N"/></draw:custom-shape><draw:custom-shape draw:style-name="gr3" draw:text-style-name="P98" svg:width="2.401cm" svg:height="0.699cm" svg:x="9.001cm" svg:y="4.163cm"><text:p text:style-name="P97"><text:span text:style-name="T41">V</text:span><text:span text:style-name="T41">a</text:span><text:span text:style-name="T41">l</text:span><text:span text:style-name="T41">e</text:span><text:span text:style-name="T41">u</text:span><text:span text:style-name="T41">r </text:span><text:span text:style-name="T41">G</text:span></text:p><draw:enhanced-geometry svg:viewBox="0 0 21600 21600" draw:type="rectangle" draw:enhanced-path="M 0 0 L 21600 0 21600 21600 0 21600 0 0 Z N"/></draw:custom-shape><draw:custom-shape draw:style-name="gr6" draw:text-style-name="P98" svg:width="2.401cm" svg:height="0.701cm" svg:x="9.001cm" svg:y="4.962cm"><text:p text:style-name="P97"><text:span text:style-name="T41">V</text:span><text:span text:style-name="T41">a</text:span><text:span text:style-name="T41">l</text:span><text:span text:style-name="T41">e</text:span><text:span text:style-name="T41">u</text:span><text:span text:style-name="T41">r </text:span><text:span text:style-name="T41">H</text:span></text:p><draw:enhanced-geometry svg:viewBox="0 0 21600 21600" draw:type="rectangle" draw:enhanced-path="M 0 0 L 21600 0 21600 21600 0 21600 0 0 Z N"/></draw:custom-shape><draw:custom-shape draw:style-name="gr3" draw:text-style-name="P98" svg:width="2.401cm" svg:height="0.699cm" svg:x="9.001cm" svg:y="5.763cm"><text:p text:style-name="P97"><text:span text:style-name="T41">V</text:span><text:span text:style-name="T41">a</text:span><text:span text:style-name="T41">l</text:span><text:span text:style-name="T41">e</text:span><text:span text:style-name="T41">u</text:span><text:span text:style-name="T41">r </text:span><text:span text:style-name="T41">I</text:span></text:p><draw:enhanced-geometry svg:viewBox="0 0 21600 21600" draw:type="rectangle" draw:enhanced-path="M 0 0 L 21600 0 21600 21600 0 21600 0 0 Z N"/></draw:custom-shape></draw:g></text:p>
      <text:p text:style-name="Text_20_body"/>
      <text:p text:style-name="P6">Cette structure de données peut être repr<text:span text:style-name="T7">é</text:span>senté par un arbre binaire équilibré, dont <text:span text:style-name="T6">chaque fils gauche est inférieur au nœud actuel et chaque fils droit est supérieur au nœud actuel, et dont chaque nœud est implémenté en liste chaînée.</text:span></text:p>
      <text:p text:style-name="P6"><draw:g text:anchor-type="paragraph" draw:z-index="2" draw:name="Forme3" draw:style-name="gr1"><draw:custom-shape draw:style-name="gr8" draw:text-style-name="P102" svg:width="2.55cm" svg:height="1.475cm" svg:x="4.5cm" svg:y="0.499cm"><text:p text:style-name="P97"><text:span text:style-name="T43">Clé 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102" xml:id="id2" draw:id="id2" svg:width="2.55cm" svg:height="1.477cm" svg:x="0cm" svg:y="4.798cm"><text:p text:style-name="P97"><text:span text:style-name="T43">Clé 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102" xml:id="id3" draw:id="id3" svg:width="2.55cm" svg:height="1.477cm" svg:x="8.999cm" svg:y="4.798cm"><text:p text:style-name="P97"><text:span text:style-name="T43">Clé 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02" xml:id="id1" draw:id="id1" svg:width="2.55cm" svg:height="1.475cm" svg:x="4.5cm" svg:y="0.499cm"><text:p text:style-name="P97"><text:span text:style-name="T43">Clé 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2" draw:text-style-name="P96" draw:type="line" svg:x1="4.872cm" svg:y1="1.758cm" svg:x2="1.275cm" svg:y2="4.797cm" draw:start-shape="id1" draw:start-glue-point="7" draw:end-shape="id2" draw:end-glue-point="4" svg:d="M4872 1758l-3597 3039" svg:viewBox="0 0 3598 3041"><text:p/></draw:connector><draw:connector draw:style-name="gr2" draw:text-style-name="P96" draw:type="line" svg:x1="6.676cm" svg:y1="1.758cm" svg:x2="10.275cm" svg:y2="4.797cm" draw:start-shape="id1" draw:start-glue-point="9" draw:end-shape="id3" draw:end-glue-point="4" svg:d="M6676 1758l3599 3039" svg:viewBox="0 0 3600 3041"><text:p/></draw:connector><draw:custom-shape draw:style-name="gr10" draw:text-style-name="P103" xml:id="id7" draw:id="id7" svg:width="0.526cm" svg:height="0.6cm" svg:x="11.723cm" svg:y="5.124cm"><text:p text:style-name="P97"><text:span text:style-name="T44">G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103" xml:id="id8" draw:id="id8" svg:width="0.526cm" svg:height="0.6cm" svg:x="12.423cm" svg:y="5.124cm"><text:p text:style-name="P97"><text:span text:style-name="T44">H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103" xml:id="id9" draw:id="id9" svg:width="0.526cm" svg:height="0.6cm" svg:x="13.123cm" svg:y="5.124cm"><text:p text:style-name="P97"><text:span text:style-name="T44">I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03" xml:id="id10" draw:id="id10" svg:width="0.526cm" svg:height="0.602cm" svg:x="2.723cm" svg:y="5.223cm"><text:p text:style-name="P97"><text:span text:style-name="T44">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103" xml:id="id11" draw:id="id11" svg:width="0.525cm" svg:height="0.602cm" svg:x="3.424cm" svg:y="5.223cm"><text:p text:style-name="P97"><text:span text:style-name="T44">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103" xml:id="id12" draw:id="id12" svg:width="0.525cm" svg:height="0.602cm" svg:x="4.124cm" svg:y="5.223cm"><text:p text:style-name="P97"><text:span text:style-name="T44">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103" xml:id="id4" draw:id="id4" svg:width="0.525cm" svg:height="0.6cm" svg:x="7.324cm" svg:y="0.824cm"><text:p text:style-name="P97"><text:span text:style-name="T44">D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103" xml:id="id5" draw:id="id5" svg:width="0.525cm" svg:height="0.6cm" svg:x="8.024cm" svg:y="0.824cm"><text:p text:style-name="P97"><text:span text:style-name="T44">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103" xml:id="id6" draw:id="id6" svg:width="0.525cm" svg:height="0.6cm" svg:x="8.724cm" svg:y="0.824cm"><text:p text:style-name="P97"><text:span text:style-name="T44">F</text:span></text:p><draw:enhanced-geometry svg:viewBox="0 0 21600 21600" draw:mirror-horizontal="false" draw:mirror-vertical="false" draw:type="rectangle" draw:enhanced-path="M 0 0 L 21600 0 21600 21600 0 21600 0 0 Z N"/></draw:custom-shape><draw:connector draw:style-name="gr14" draw:text-style-name="P96" draw:type="line" svg:x1="7.049cm" svg:y1="1.235cm" svg:x2="7.324cm" svg:y2="1.123cm" draw:start-shape="id1" draw:start-glue-point="10" draw:end-shape="id4" draw:end-glue-point="3" svg:d="M7049 1235l275-112" svg:viewBox="0 0 277 115"><text:p/></draw:connector><draw:connector draw:style-name="gr15" draw:text-style-name="P96" draw:type="line" svg:x1="7.848cm" svg:y1="1.123cm" svg:x2="8.024cm" svg:y2="1.123cm" draw:start-shape="id4" draw:start-glue-point="1" draw:end-shape="id5" svg:d="M7848 1123h176" svg:viewBox="0 0 178 2"><text:p/></draw:connector><draw:connector draw:style-name="gr15" draw:text-style-name="P96" draw:type="line" svg:x1="8.548cm" svg:y1="1.123cm" svg:x2="8.724cm" svg:y2="1.123cm" draw:start-shape="id5" draw:end-shape="id6" draw:end-glue-point="3" svg:d="M8548 1123h176" svg:viewBox="0 0 178 2"><text:p/></draw:connector><draw:connector draw:style-name="gr15" draw:text-style-name="P96" draw:type="line" svg:x1="11.548cm" svg:y1="5.537cm" svg:x2="11.723cm" svg:y2="5.424cm" draw:start-shape="id3" draw:start-glue-point="10" draw:end-shape="id7" svg:d="M11548 5537l175-113" svg:viewBox="0 0 176 115"><text:p/></draw:connector><draw:connector draw:style-name="gr15" draw:text-style-name="P96" draw:type="line" svg:x1="12.248cm" svg:y1="5.424cm" svg:x2="12.423cm" svg:y2="5.424cm" draw:start-shape="id7" draw:start-glue-point="1" draw:end-shape="id8" draw:end-glue-point="3" svg:d="M12248 5424h175" svg:viewBox="0 0 176 2"><text:p/></draw:connector><draw:connector draw:style-name="gr15" draw:text-style-name="P96" draw:type="line" svg:x1="12.949cm" svg:y1="5.424cm" svg:x2="13.123cm" svg:y2="5.424cm" draw:start-shape="id8" draw:start-glue-point="1" draw:end-shape="id9" draw:end-glue-point="3" svg:d="M12949 5424h174" svg:viewBox="0 0 176 2"><text:p/></draw:connector><draw:connector draw:style-name="gr15" draw:text-style-name="P96" draw:type="line" svg:x1="2.549cm" svg:y1="5.537cm" svg:x2="2.723cm" svg:y2="5.523cm" draw:start-shape="id2" draw:start-glue-point="10" draw:end-shape="id10" draw:end-glue-point="3" svg:d="M2549 5537l174-14" svg:viewBox="0 0 176 16"><text:p/></draw:connector><draw:connector draw:style-name="gr15" draw:text-style-name="P96" draw:type="line" svg:x1="3.249cm" svg:y1="5.523cm" svg:x2="3.424cm" svg:y2="5.523cm" draw:start-shape="id10" draw:start-glue-point="1" draw:end-shape="id11" draw:end-glue-point="3" svg:d="M3249 5523h175" svg:viewBox="0 0 176 2"><text:p/></draw:connector><draw:connector draw:style-name="gr15" draw:text-style-name="P96" draw:type="line" svg:x1="3.948cm" svg:y1="5.523cm" svg:x2="4.124cm" svg:y2="5.523cm" draw:start-shape="id11" draw:start-glue-point="1" draw:end-shape="id12" draw:end-glue-point="3" svg:d="M3948 5523h176" svg:viewBox="0 0 178 2"><text:p/></draw:connector></draw:g></text:p>
      <text:p text:style-name="P6"/>
      <text:h text:style-name="P93" text:outline-level="4">Table de déclaration des méthodes</text:h>
      <text:p text:style-name="P7"/>
      <text:h text:style-name="Heading_20_5" text:outline-level="5">Liste</text:h>
      <text:p text:style-name="Text_20_body"/>
      <text:p text:style-name="P9"><text:soft-page-break/>Type : <text:span text:style-name="T19">List</text:span></text:p>
      <text:p text:style-name="P9"><text:span text:style-name="Source_20_Text">template&lt;classs T&gt; class List;</text:span></text:p>
      <text:p text:style-name="P9"><text:span text:style-name="Source_20_Text"/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72">Types</text:p>
          </table:table-cell>
          <table:table-cell table:style-name="Tableau2.A1" office:value-type="string">
            <text:p text:style-name="P73">Element d'une liste</text:p>
          </table:table-cell>
          <table:table-cell table:style-name="Tableau2.C1" office:value-type="string">
            <text:p text:style-name="P74">typedef struct ListNode&lt;T&gt; Node;</text:p>
          </table:table-cell>
        </table:table-row>
        <table:table-row>
          <table:table-cell table:style-name="Tableau2.A2" office:value-type="string">
            <text:p text:style-name="P54">Constructeurs</text:p>
          </table:table-cell>
          <table:table-cell table:style-name="Tableau2.A2" office:value-type="string">
            <text:p text:style-name="P55">Constructeur par défaut</text:p>
          </table:table-cell>
          <table:table-cell table:style-name="Tableau2.C2" office:value-type="string">
            <text:p text:style-name="P56">List()<text:span text:style-name="T27">;</text:span></text:p>
          </table:table-cell>
        </table:table-row>
        <table:table-row>
          <table:table-cell table:style-name="Tableau2.A2" table:number-columns-spanned="2" office:value-type="string">
            <text:p text:style-name="P54">Destructeur</text:p>
          </table:table-cell>
          <table:covered-table-cell/>
          <table:table-cell table:style-name="Tableau2.C2" office:value-type="string">
            <text:p text:style-name="P56">~List<text:span text:style-name="T21">();</text:span></text:p>
          </table:table-cell>
        </table:table-row>
        <table:table-row>
          <table:table-cell table:style-name="Tableau2.A2" table:number-rows-spanned="2" office:value-type="string">
            <text:p text:style-name="P57">Capacité</text:p>
          </table:table-cell>
          <table:table-cell table:style-name="Tableau2.A2" office:value-type="string">
            <text:p text:style-name="P35">Vérifie si le conteneur est vide</text:p>
          </table:table-cell>
          <table:table-cell table:style-name="Tableau2.C2" office:value-type="string">
            <text:p text:style-name="P88">bool empty() const<text:span text:style-name="T27">;</text:span></text:p>
          </table:table-cell>
        </table:table-row>
        <table:table-row>
          <table:covered-table-cell/>
          <table:table-cell table:style-name="Tableau2.A2" office:value-type="string">
            <text:p text:style-name="P66">Retourne le nombre d'éléments stockés</text:p>
          </table:table-cell>
          <table:table-cell table:style-name="Tableau2.C2" office:value-type="string">
            <text:p text:style-name="P89">size_type size() const<text:span text:style-name="T27">;</text:span></text:p>
          </table:table-cell>
        </table:table-row>
        <table:table-row>
          <table:table-cell table:style-name="Tableau2.A2" table:number-rows-spanned="4" office:value-type="string">
            <text:p text:style-name="P57">Accès</text:p>
          </table:table-cell>
          <table:table-cell table:style-name="Tableau2.A2" office:value-type="string">
            <text:p text:style-name="P58">Accède au premier élément</text:p>
          </table:table-cell>
          <table:table-cell table:style-name="Tableau2.C2" office:value-type="string">
            <text:p text:style-name="P59">Node<text:span text:style-name="T22">* front();</text:span></text:p>
          </table:table-cell>
        </table:table-row>
        <table:table-row>
          <table:covered-table-cell/>
          <table:table-cell table:style-name="Tableau2.A2" office:value-type="string">
            <text:p text:style-name="P61">Accède au premier élément <text:span text:style-name="T34">(constant)</text:span></text:p>
          </table:table-cell>
          <table:table-cell table:style-name="Tableau2.C2" office:value-type="string">
            <text:p text:style-name="P61">const Node* front() const;</text:p>
          </table:table-cell>
        </table:table-row>
        <table:table-row>
          <table:covered-table-cell/>
          <table:table-cell table:style-name="Tableau2.A2" office:value-type="string">
            <text:p text:style-name="P58">Accède au dernier élément</text:p>
          </table:table-cell>
          <table:table-cell table:style-name="Tableau2.C2" office:value-type="string">
            <text:p text:style-name="P60">Node* back();</text:p>
          </table:table-cell>
        </table:table-row>
        <table:table-row>
          <table:covered-table-cell/>
          <table:table-cell table:style-name="Tableau2.A2" office:value-type="string">
            <text:p text:style-name="P61">Accède au <text:span text:style-name="T24">dernier</text:span> élément <text:span text:style-name="T35">(constant)</text:span></text:p>
          </table:table-cell>
          <table:table-cell table:style-name="Tableau2.C2" office:value-type="string">
            <text:p text:style-name="P62"><text:span text:style-name="T23">const Node* back</text:span>()<text:span text:style-name="T23"> const</text:span>;</text:p>
          </table:table-cell>
        </table:table-row>
        <table:table-row>
          <table:table-cell table:style-name="Tableau2.A2" table:number-rows-spanned="2" office:value-type="string">
            <text:p text:style-name="P63">Modificateurs</text:p>
          </table:table-cell>
          <table:table-cell table:style-name="Tableau2.A2" office:value-type="string">
            <text:p text:style-name="P63">Insertion <text:span text:style-name="T25">générique à la fin de la liste</text:span>, surcharge l'insertion par copie et l'insertion par déplacement</text:p>
          </table:table-cell>
          <table:table-cell table:style-name="Tableau2.C2" office:value-type="string">
            <text:p text:style-name="P63">template&lt;typename U&gt; void push_back(U&amp;&amp;<text:span text:style-name="T25"> dernier</text:span>);</text:p>
          </table:table-cell>
        </table:table-row>
        <table:table-row>
          <table:covered-table-cell/>
          <table:table-cell table:style-name="Tableau2.A2" office:value-type="string">
            <text:p text:style-name="P64">Supprime un élément</text:p>
          </table:table-cell>
          <table:table-cell table:style-name="Tableau2.C2" office:value-type="string">
            <text:p text:style-name="P65">void erase(Node* <text:span text:style-name="T26">node</text:span>);</text:p>
          </table:table-cell>
        </table:table-row>
        <table:table-row>
          <table:table-cell table:style-name="Tableau2.A2" table:number-rows-spanned="2" office:value-type="string">
            <text:p text:style-name="P67">Comparaison</text:p>
          </table:table-cell>
          <table:table-cell table:style-name="Tableau2.A2" office:value-type="string">
            <text:p text:style-name="P68">Comparaison d'égalité avec le cont<text:span text:style-name="T30">eneu</text:span>r standard équivalent de la STL</text:p>
          </table:table-cell>
          <table:table-cell table:style-name="Tableau2.C2" office:value-type="string">
            <text:p text:style-name="P69">bool operator==(const std::list&lt;T&gt;&amp; list);</text:p>
          </table:table-cell>
        </table:table-row>
        <table:table-row>
          <table:covered-table-cell/>
          <table:table-cell table:style-name="Tableau2.A2" office:value-type="string">
            <text:p text:style-name="P70">Comparaison de différence avec le conteneur standard équivalent de la STL</text:p>
          </table:table-cell>
          <table:table-cell table:style-name="Tableau2.C2" office:value-type="string">
            <text:p text:style-name="P86">bool operator!=(const std::list&lt;T&gt;&amp; list);</text:p>
          </table:table-cell>
        </table:table-row>
        <table:table-row>
          <table:table-cell table:style-name="Tableau2.A2" office:value-type="string">
            <text:p text:style-name="P71">Fonctions amies</text:p>
          </table:table-cell>
          <table:table-cell table:style-name="Tableau2.A2" office:value-type="string">
            <text:p text:style-name="P71">Affiche l<text:span text:style-name="T31">e contenu de la </text:span>liste, chaque élément séparé par des <text:soft-page-break/>virgules</text:p>
          </table:table-cell>
          <table:table-cell table:style-name="Tableau2.C2" office:value-type="string">
            <text:p text:style-name="Preformatted_20_Text"><text:span text:style-name="T40">friend </text:span>std::ostream&amp; operator&lt;&lt;(std::ostream&amp; lhs, <text:soft-page-break/>const List&lt;T&gt;&amp; list)</text:p>
            <text:p text:style-name="P75"/>
          </table:table-cell>
        </table:table-row>
      </table:table>
      <text:p text:style-name="P12"/>
      <text:p text:style-name="P13">Type : <text:span text:style-name="T19">ListNode</text:span></text:p>
      <text:p text:style-name="P14">template&lt;typename T&gt; struct ListNode;</text:p>
      <table:table table:name="Tableau5" table:style-name="Tableau5">
        <table:table-column table:style-name="Tableau5.A" table:number-columns-repeated="3"/>
        <table:table-row>
          <table:table-cell table:style-name="Tableau5.A1" table:number-rows-spanned="2" office:value-type="string">
            <text:p text:style-name="P76">Constructeur<text:span text:style-name="T32">s</text:span></text:p>
          </table:table-cell>
          <table:table-cell table:style-name="Tableau5.A1" office:value-type="string">
            <text:p text:style-name="P21">Constructeur par défaut</text:p>
          </table:table-cell>
          <table:table-cell table:style-name="Tableau5.C1" office:value-type="string">
            <text:p text:style-name="P90">ListNode();</text:p>
          </table:table-cell>
        </table:table-row>
        <table:table-row>
          <table:covered-table-cell/>
          <table:table-cell table:style-name="Tableau5.B2" office:value-type="string">
            <text:p text:style-name="P22">Constructeur qui ajoute un élément à<text:span text:style-name="T37"> la fin d'une liste</text:span></text:p>
          </table:table-cell>
          <table:table-cell table:style-name="Tableau5.C2" office:value-type="string">
            <text:p text:style-name="P90">template&lt;typename U&gt;<text:span text:style-name="T36"> </text:span>ListNode(U&amp;&amp; t, ListNode* previousNode) </text:p>
          </table:table-cell>
        </table:table-row>
        <table:table-row>
          <table:table-cell table:style-name="Tableau5.B2" table:number-columns-spanned="2" office:value-type="string">
            <text:p text:style-name="P77">Destructeur</text:p>
          </table:table-cell>
          <table:covered-table-cell/>
          <table:table-cell table:style-name="Tableau5.C2" office:value-type="string">
            <text:p text:style-name="P77">~ListNode();</text:p>
          </table:table-cell>
        </table:table-row>
        <table:table-row>
          <table:table-cell table:style-name="Tableau5.B2" table:number-rows-spanned="8" office:value-type="string">
            <text:p text:style-name="P78">Accès</text:p>
          </table:table-cell>
          <table:table-cell table:style-name="Tableau5.B2" office:value-type="string">
            <text:p text:style-name="P79">Vérifie si l'élément est <text:span text:style-name="T38">en</text:span> début de liste</text:p>
          </table:table-cell>
          <table:table-cell table:style-name="Tableau5.C2" office:value-type="string">
            <text:p text:style-name="P79">bool is_first() const;</text:p>
          </table:table-cell>
        </table:table-row>
        <table:table-row>
          <table:covered-table-cell/>
          <table:table-cell table:style-name="Tableau5.B2" office:value-type="string">
            <text:p text:style-name="P79">Vérifie si l'élément est <text:span text:style-name="T38">en</text:span> fin de liste</text:p>
          </table:table-cell>
          <table:table-cell table:style-name="Tableau5.C2" office:value-type="string">
            <text:p text:style-name="P79">bool is_last() const;</text:p>
          </table:table-cell>
        </table:table-row>
        <table:table-row>
          <table:covered-table-cell/>
          <table:table-cell table:style-name="Tableau5.B2" office:value-type="string">
            <text:p text:style-name="P80">Accède à la valeur</text:p>
          </table:table-cell>
          <table:table-cell table:style-name="Tableau5.C2" office:value-type="string">
            <text:p text:style-name="P80">T&amp; data();</text:p>
          </table:table-cell>
        </table:table-row>
        <table:table-row>
          <table:covered-table-cell/>
          <table:table-cell table:style-name="Tableau5.B2" office:value-type="string">
            <text:p text:style-name="P82">Accède à la valeur <text:span text:style-name="T39">(constant)</text:span></text:p>
          </table:table-cell>
          <table:table-cell table:style-name="Tableau5.C2" office:value-type="string">
            <text:p text:style-name="P83">const T&amp; data() const;</text:p>
          </table:table-cell>
        </table:table-row>
        <table:table-row>
          <table:covered-table-cell/>
          <table:table-cell table:style-name="Tableau5.B2" office:value-type="string">
            <text:p text:style-name="P84">Élément suivant</text:p>
          </table:table-cell>
          <table:table-cell table:style-name="Tableau5.C2" office:value-type="string">
            <text:p text:style-name="P84">ListNod<text:span text:style-name="T33">e</text:span>* next();</text:p>
          </table:table-cell>
        </table:table-row>
        <table:table-row>
          <table:covered-table-cell/>
          <table:table-cell table:style-name="Tableau5.B2" office:value-type="string">
            <text:p text:style-name="P84">Élément suivant (const<text:span text:style-name="T34">ant</text:span>)</text:p>
          </table:table-cell>
          <table:table-cell table:style-name="Tableau5.C2" office:value-type="string">
            <text:p text:style-name="P84">const ListNode* next() const;</text:p>
          </table:table-cell>
        </table:table-row>
        <table:table-row>
          <table:covered-table-cell/>
          <table:table-cell table:style-name="Tableau5.B2" office:value-type="string">
            <text:p text:style-name="P85">Élément précédent</text:p>
          </table:table-cell>
          <table:table-cell table:style-name="Tableau5.C2" office:value-type="string">
            <text:p text:style-name="P85">ListNode* prev();</text:p>
          </table:table-cell>
        </table:table-row>
        <table:table-row>
          <table:covered-table-cell/>
          <table:table-cell table:style-name="Tableau5.B2" office:value-type="string">
            <text:p text:style-name="P85">Élément précédent (constant)</text:p>
          </table:table-cell>
          <table:table-cell table:style-name="Tableau5.C2" office:value-type="string">
            <text:p text:style-name="P85">const ListNode* prev() const;</text:p>
          </table:table-cell>
        </table:table-row>
      </table:table>
      <text:p text:style-name="P13"/>
      <text:p text:style-name="P10">Type : <text:span text:style-name="T19">BSTree</text:span>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P81"/>
          </table:table-cell>
          <table:table-cell table:style-name="Tableau3.C1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ext:soft-page-break/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</table:table>
      <text:p text:style-name="P8"/>
      <text:p text:style-name="P8">Type : <text:span text:style-name="T19">multimap</text:span></text:p>
      <text:p text:style-name="Preformatted_20_Text"><text:span text:style-name="Source_20_Text">template&lt;class Key, <text:s/>class Value, class Compare&gt; class multima</text:span><text:span text:style-name="Source_20_Text"><text:span text:style-name="T20">p;</text:span></text:span></text:p>
      <table:table table:name="Tableau1" table:style-name="Tableau1">
        <table:table-column table:style-name="Tableau1.A" table:number-columns-repeated="3"/>
        <table:table-row>
          <table:table-cell table:style-name="Tableau1.A1" table:number-rows-spanned="5" office:value-type="string">
            <text:p text:style-name="P23">Constructeur</text:p>
          </table:table-cell>
          <table:table-cell table:style-name="Tableau1.A1" office:value-type="string">
            <text:p text:style-name="P25">Constructeur par défaut</text:p>
          </table:table-cell>
          <table:table-cell table:style-name="Tableau1.C1" office:value-type="string">
            <text:p text:style-name="P25">multimap()<text:tab/>;</text:p>
          </table:table-cell>
        </table:table-row>
        <table:table-row>
          <table:covered-table-cell/>
          <table:table-cell table:style-name="Tableau1.B2" office:value-type="string">
            <text:p text:style-name="P26">Constructeur par copie</text:p>
          </table:table-cell>
          <table:table-cell table:style-name="Tableau1.C2" office:value-type="string">
            <text:p text:style-name="P27">multimap(const multimap&amp; original)<text:span text:style-name="T27">;</text:span></text:p>
          </table:table-cell>
        </table:table-row>
        <table:table-row>
          <table:covered-table-cell/>
          <table:table-cell table:style-name="Tableau1.B2" office:value-type="string">
            <text:p text:style-name="P26">Constructeur par déplacement</text:p>
          </table:table-cell>
          <table:table-cell table:style-name="Tableau1.C2" office:value-type="string">
            <text:p text:style-name="P27">multimap(multimap&amp;&amp; original)<text:span text:style-name="T27">;</text:span></text:p>
          </table:table-cell>
        </table:table-row>
        <table:table-row>
          <table:covered-table-cell/>
          <table:table-cell table:style-name="Tableau1.B2" office:value-type="string">
            <text:p text:style-name="P26">Constructeur par intervalle d’itérateurs</text:p>
          </table:table-cell>
          <table:table-cell table:style-name="Tableau1.C2" office:value-type="string">
            <text:p text:style-name="P27">template&lt;typename InputIterator&gt; multimap(InputIterator first, InputIterator last)<text:span text:style-name="T27">;</text:span></text:p>
          </table:table-cell>
        </table:table-row>
        <table:table-row>
          <table:covered-table-cell/>
          <table:table-cell table:style-name="Tableau1.B2" office:value-type="string">
            <text:p text:style-name="P26">Constructeur par liste d’initialisation</text:p>
          </table:table-cell>
          <table:table-cell table:style-name="Tableau1.C2" office:value-type="string">
            <text:p text:style-name="P87">multimap(const std::initializer_list&lt;value_type&gt;&amp; il);</text:p>
          </table:table-cell>
        </table:table-row>
        <table:table-row>
          <table:table-cell table:style-name="Tableau1.B2" table:number-columns-spanned="2" office:value-type="string">
            <text:p text:style-name="P23">Destructeur</text:p>
          </table:table-cell>
          <table:covered-table-cell/>
          <table:table-cell table:style-name="Tableau1.C2" office:value-type="string">
            <text:p text:style-name="P28">~multimap()<text:span text:style-name="T27">;</text:span></text:p>
          </table:table-cell>
        </table:table-row>
        <table:table-row>
          <table:table-cell table:style-name="Tableau1.B2" table:number-rows-spanned="2" office:value-type="string">
            <text:p text:style-name="P24">Assignation</text:p>
          </table:table-cell>
          <table:table-cell table:style-name="Tableau1.B2" office:value-type="string">
            <text:p text:style-name="Table_20_Contents">A<text:span text:style-name="T8">ssignation par copie</text:span></text:p>
          </table:table-cell>
          <table:table-cell table:style-name="Tableau1.C2" office:value-type="string">
            <text:p text:style-name="P29"><text:span text:style-name="T12">multimap&amp; </text:span>operator=(const multimap&amp;)<text:span text:style-name="T27">;</text:span></text:p>
          </table:table-cell>
        </table:table-row>
        <table:table-row>
          <table:covered-table-cell/>
          <table:table-cell table:style-name="Tableau1.B2" office:value-type="string">
            <text:p text:style-name="Table_20_Contents">A<text:span text:style-name="T9">ssignation par déplacement</text:span></text:p>
          </table:table-cell>
          <table:table-cell table:style-name="Tableau1.C2" office:value-type="string">
            <text:p text:style-name="P30"><text:span text:style-name="T10">multimap&amp; </text:span>operator=(multimap&amp;&amp;);</text:p>
          </table:table-cell>
        </table:table-row>
        <table:table-row>
          <table:table-cell table:style-name="Tableau1.B2" table:number-rows-spanned="2" office:value-type="string">
            <text:p text:style-name="P24">Itérateurs</text:p>
          </table:table-cell>
          <table:table-cell table:style-name="Tableau1.B2" office:value-type="string">
            <text:p text:style-name="P31">Premier élément</text:p>
          </table:table-cell>
          <table:table-cell table:style-name="Tableau1.C2" office:value-type="string">
            <text:p text:style-name="P31"><text:span text:style-name="T11">iterator </text:span>begin();</text:p>
          </table:table-cell>
        </table:table-row>
        <table:table-row>
          <table:covered-table-cell/>
          <table:table-cell table:style-name="Tableau1.B2" office:value-type="string">
            <text:p text:style-name="P33">Suivant du dernier élément</text:p>
          </table:table-cell>
          <table:table-cell table:style-name="Tableau1.C2" office:value-type="string">
            <text:p text:style-name="P32"><text:span text:style-name="T13">iterator </text:span>end() ;</text:p>
          </table:table-cell>
        </table:table-row>
        <table:table-row>
          <table:table-cell table:style-name="Tableau1.B2" office:value-type="string">
            <text:p text:style-name="P24">Capacité</text:p>
          </table:table-cell>
          <table:table-cell table:style-name="Tableau1.B2" office:value-type="string">
            <text:p text:style-name="P34">Vérifie si le conteneur est vide</text:p>
          </table:table-cell>
          <table:table-cell table:style-name="Tableau1.C2" office:value-type="string">
            <text:p text:style-name="P53">bool empty() const ;</text:p>
          </table:table-cell>
        </table:table-row>
        <table:table-row>
          <table:table-cell table:style-name="Tableau1.B2" office:value-type="string">
            <text:p text:style-name="P24"/>
          </table:table-cell>
          <table:table-cell table:style-name="Tableau1.B2" office:value-type="string">
            <text:p text:style-name="P36">R<text:span text:style-name="T14">etourne le nombre d’éléments stockés</text:span></text:p>
          </table:table-cell>
          <table:table-cell table:style-name="Tableau1.C2" office:value-type="string">
            <text:p text:style-name="P37">size_type size() c<text:span text:style-name="T15">onst</text:span>;</text:p>
          </table:table-cell>
        </table:table-row>
        <table:table-row>
          <table:table-cell table:style-name="Tableau1.B2" office:value-type="string">
            <text:p text:style-name="P24"/>
          </table:table-cell>
          <table:table-cell table:style-name="Tableau1.B2" office:value-type="string">
            <text:p text:style-name="P38">Retourne le plus grand nombre possible d’éléments</text:p>
          </table:table-cell>
          <table:table-cell table:style-name="Tableau1.C2" office:value-type="string">
            <text:p text:style-name="P38">size_type max_size() const;</text:p>
          </table:table-cell>
        </table:table-row>
        <table:table-row>
          <table:table-cell table:style-name="Tableau1.B2" office:value-type="string">
            <text:p text:style-name="P39">Modificateurs d’insertion</text:p>
          </table:table-cell>
          <table:table-cell table:style-name="Tableau1.B2" office:value-type="string">
            <text:p text:style-name="P41">Insertion par copie</text:p>
          </table:table-cell>
          <table:table-cell table:style-name="Tableau1.C2" office:value-type="string">
            <text:p text:style-name="P41">iterator insert(const value_type&amp; value);</text:p>
          </table:table-cell>
        </table:table-row>
        <table:table-row>
          <table:table-cell table:style-name="Tableau1.B2" office:value-type="string">
            <text:p text:style-name="P39"/>
          </table:table-cell>
          <table:table-cell table:style-name="Tableau1.B2" office:value-type="string">
            <text:p text:style-name="P41">I<text:span text:style-name="T17">nsertion par déplacement</text:span></text:p>
          </table:table-cell>
          <table:table-cell table:style-name="Tableau1.C2" office:value-type="string">
            <text:p text:style-name="P49"><text:span text:style-name="T29">i</text:span>terator insert(value_type&amp;&amp; value);</text:p>
          </table:table-cell>
        </table:table-row>
        <table:table-row>
          <table:table-cell table:style-name="Tableau1.B2" office:value-type="string">
            <text:p text:style-name="P40">Modificateurs de sup<text:span text:style-name="T28">p</text:span>ression</text:p>
          </table:table-cell>
          <table:table-cell table:style-name="Tableau1.B2" office:value-type="string">
            <text:p text:style-name="P43">Supression de toutes les données <text:soft-page-break/>dont <text:span text:style-name="T16">la clé correspond</text:span></text:p>
          </table:table-cell>
          <table:table-cell table:style-name="Tableau1.C2" office:value-type="string">
            <text:p text:style-name="P45">size_type erase(const key_type&amp; <text:soft-page-break/>key);</text:p>
          </table:table-cell>
        </table:table-row>
        <table:table-row>
          <table:table-cell table:style-name="Tableau1.B2" office:value-type="string">
            <text:p text:style-name="P40"/>
          </table:table-cell>
          <table:table-cell table:style-name="Tableau1.B2" office:value-type="string">
            <text:p text:style-name="P44">Supression d’une donnée</text:p>
          </table:table-cell>
          <table:table-cell table:style-name="Tableau1.C2" office:value-type="string">
            <text:p text:style-name="P46">void erase(iterator position);</text:p>
          </table:table-cell>
        </table:table-row>
        <table:table-row>
          <table:table-cell table:style-name="Tableau1.B2" office:value-type="string">
            <text:p text:style-name="P24">Recherche</text:p>
          </table:table-cell>
          <table:table-cell table:style-name="Tableau1.B2" office:value-type="string">
            <text:p text:style-name="P47">Recherche d’un élément par clé</text:p>
          </table:table-cell>
          <table:table-cell table:style-name="Tableau1.C2" office:value-type="string">
            <text:p text:style-name="P48">iterator find(const key_type&amp; key);</text:p>
          </table:table-cell>
        </table:table-row>
        <table:table-row>
          <table:table-cell table:style-name="Tableau1.B2" office:value-type="string">
            <text:p text:style-name="P24"/>
          </table:table-cell>
          <table:table-cell table:style-name="Tableau1.B2" office:value-type="string">
            <text:p text:style-name="P50">Retourne le premier élément non plus petit que l<text:span text:style-name="T18">a</text:span> clé, c’est-à-dire supérieur ou égal</text:p>
          </table:table-cell>
          <table:table-cell table:style-name="Tableau1.C2" office:value-type="string">
            <text:p text:style-name="P50">iterator lower_bound(const key_type&amp; key);</text:p>
          </table:table-cell>
        </table:table-row>
        <table:table-row>
          <table:table-cell table:style-name="Tableau1.B2" office:value-type="string">
            <text:p text:style-name="P24"/>
          </table:table-cell>
          <table:table-cell table:style-name="Tableau1.B2" office:value-type="string">
            <text:p text:style-name="P47">R<text:span text:style-name="T18">etourne le premier élément plus grand que la clé</text:span></text:p>
          </table:table-cell>
          <table:table-cell table:style-name="Tableau1.C2" office:value-type="string">
            <text:p text:style-name="P51">iterator upper_bound(const key_type&amp; key);</text:p>
          </table:table-cell>
        </table:table-row>
        <table:table-row>
          <table:table-cell table:style-name="Tableau1.B2" office:value-type="string">
            <text:p text:style-name="P24">Observateurs</text:p>
          </table:table-cell>
          <table:table-cell table:style-name="Tableau1.B2" office:value-type="string">
            <text:p text:style-name="Table_20_Contents"/>
          </table:table-cell>
          <table:table-cell table:style-name="Tableau1.C2" office:value-type="string">
            <text:p text:style-name="P42"/>
          </table:table-cell>
        </table:table-row>
      </table:table>
      <text:p text:style-name="P7"/>
      <text:p text:style-name="P11">Type : <text:span text:style-name="T19">Counter</text:span>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52"/>
          </table:table-cell>
          <table:table-cell table:style-name="Tableau4.A1" office:value-type="string">
            <text:p text:style-name="P52"/>
          </table:table-cell>
          <table:table-cell table:style-name="Tableau4.C1" office:value-type="string">
            <text:p text:style-name="P52"/>
          </table:table-cell>
        </table:table-row>
        <table:table-row>
          <table:table-cell table:style-name="Tableau4.A2" office:value-type="string">
            <text:p text:style-name="P52"/>
          </table:table-cell>
          <table:table-cell table:style-name="Tableau4.A2" office:value-type="string">
            <text:p text:style-name="P52"/>
          </table:table-cell>
          <table:table-cell table:style-name="Tableau4.C2" office:value-type="string">
            <text:p text:style-name="P52"/>
          </table:table-cell>
        </table:table-row>
        <table:table-row>
          <table:table-cell table:style-name="Tableau4.A2" office:value-type="string">
            <text:p text:style-name="P52"/>
          </table:table-cell>
          <table:table-cell table:style-name="Tableau4.A2" office:value-type="string">
            <text:p text:style-name="P52"/>
          </table:table-cell>
          <table:table-cell table:style-name="Tableau4.C2" office:value-type="string">
            <text:p text:style-name="P52"/>
          </table:table-cell>
        </table:table-row>
        <table:table-row>
          <table:table-cell table:style-name="Tableau4.A2" office:value-type="string">
            <text:p text:style-name="P52"/>
          </table:table-cell>
          <table:table-cell table:style-name="Tableau4.A2" office:value-type="string">
            <text:p text:style-name="P52"/>
          </table:table-cell>
          <table:table-cell table:style-name="Tableau4.C2" office:value-type="string">
            <text:p text:style-name="P52"/>
          </table:table-cell>
        </table:table-row>
        <table:table-row>
          <table:table-cell table:style-name="Tableau4.A2" office:value-type="string">
            <text:p text:style-name="P52"/>
          </table:table-cell>
          <table:table-cell table:style-name="Tableau4.A2" office:value-type="string">
            <text:p text:style-name="P52"/>
          </table:table-cell>
          <table:table-cell table:style-name="Tableau4.C2" office:value-type="string">
            <text:p text:style-name="P52"/>
          </table:table-cell>
        </table:table-row>
      </table:table>
      <text:h text:style-name="Heading_20_4" text:outline-level="4"/>
      <text:h text:style-name="Heading_20_4" text:outline-level="4">Constructeurs</text:h>
      <text:p text:style-name="P19"/>
      <text:p text:style-name="P15">Pas de constructeur par taille</text:p>
      <text:p text:style-name="P15"/>
      <text:p text:style-name="P20">Constructeur par intervalle d’itérateurs :</text:p>
      <text:p text:style-name="P15"/>
      <text:p text:style-name="P2">multimap(InputIterator first, InputIterator last);</text:p>
      <text:p text:style-name="P15"/>
      <text:p text:style-name="P15">Construit la multimap dans l’intervalle [<text:span text:style-name="T1">first</text:span> ; <text:span text:style-name="T1">last</text:span>[ (<text:span text:style-name="T1">first</text:span> est <text:span text:style-name="T2">inclu </text:span>mais <text:span text:style-name="T1">last</text:span> n’est pas inclus).</text:p>
      <text:p text:style-name="P15">Prend en paramètre un itérateur dans une seule direction en lecture uniquement (un <text:span text:style-name="T1">InputIterator</text:span>).</text:p>
      <text:p text:style-name="P15"><text:soft-page-break/></text:p>
      <text:p text:style-name="P15"/>
      <text:p text:style-name="P20">Constructeur par liste d’initialisation</text:p>
      <text:p text:style-name="P15"/>
      <text:p text:style-name="P2">multimap(initializer_list&lt;value_type&gt; il);</text:p>
      <text:p text:style-name="P15"/>
      <text:p text:style-name="P15">Construit la multimap suivant une liste de valeur de taille non définie.</text:p>
      <text:p text:style-name="P15">On peut ainsi instancier la multimap comme ceci, en instanciant les paires eux-mêmes grâce aux listes d’initialisation :</text:p>
      <text:p text:style-name="P15"/>
      <text:p text:style-name="P2">multimap&lt;int, int&gt; mymap = {{0, 0}, {0, 1}, {1, 1}};</text:p>
      <text:p text:style-name="P15"/>
      <text:p text:style-name="P20">Constructeur par copie</text:p>
      <text:p text:style-name="P15"/>
      <text:p text:style-name="P15">multimap(const multimap&amp; o);</text:p>
      <text:p text:style-name="P15"/>
      <text:p text:style-name="P15">Copie une map selon l’intervalle [<text:span text:style-name="T1">o.begin()</text:span>;<text:span text:style-name="T1">o.end()</text:span>[, en connaissant la position de chaque élément à inserer.</text:p>
      <text:p text:style-name="P15"/>
      <text:p text:style-name="P20">Constructeur par déplacement</text:p>
      <text:p text:style-name="P15"/>
      <text:p text:style-name="P15">multimap(multimap&amp;&amp;);</text:p>
      <text:p text:style-name="P15"/>
      <text:h text:style-name="Heading_20_5" text:outline-level="5">Assignation</text:h>
      <text:p text:style-name="Text_20_body"/>
      <text:p text:style-name="P20">Assignation par copie</text:p>
      <text:p text:style-name="P2">multimap&amp; operator=(multimap&amp;&amp;);</text:p>
      <text:p text:style-name="P20">Assignation par déplacement</text:p>
      <text:p text:style-name="P2">multimap&amp; operator=(const multimap&amp;);</text:p>
      <text:h text:style-name="Heading_20_4" text:outline-level="4">Modificateurs</text:h>
      <text:p text:style-name="Text_20_body"/>
      <text:p text:style-name="P3">Tous les modificateurs (sauf les emplace*) et les opérations (s'il y en de définies). </text:p>
      <text:p text:style-name="Text_20_body">Clear</text:p>
      <text:p text:style-name="Text_20_body">insert</text:p>
      <text:p text:style-name="Text_20_body">emplace</text:p>
      <text:p text:style-name="Text_20_body">emplace_hint</text:p>
      <text:p text:style-name="Text_20_body"><text:soft-page-break/>erase</text:p>
      <text:h text:style-name="Heading_20_4" text:outline-level="4">Opérations</text:h>
      <text:p text:style-name="Text_20_body"/>
      <text:h text:style-name="Heading_20_4" text:outline-level="4">Opérateur ==</text:h>
      <text:p text:style-name="Text_20_body"/>
      <text:h text:style-name="Heading_20_4" text:outline-level="4">Opérateur swap</text:h>
      <text:p text:style-name="P15"/>
      <text:h text:style-name="Heading_20_4" text:outline-level="4">Itérateurs</text:h>
      <text:p text:style-name="Text_20_body"/>
      <text:p text:style-name="Text_20_body">La multimap est implémenté en utilisant des itérateurs bidirectionnels. Pour chaque élé</text:p>
      <text:h text:style-name="Heading_20_3" text:outline-level="3">Test du conteneur</text:h>
      <text:p text:style-name="P15"/>
      <text:p text:style-name="P15"/>
      <text:h text:style-name="Heading_20_3" text:outline-level="3">Test des algorithmes</text:h>
      <text:p text:style-name="P15"/>
      <text:p text:style-name="P15"/>
      <text:h text:style-name="Heading_20_3" text:outline-level="3">Test des fuites mémoir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1" svg:font-family="Albany, sans-serif"/>
    <style:font-face style:name="Lohit Devanagari1" svg:font-family="'Lohit Devanagari'"/>
    <style:font-face style:name="Noto Sans CJK SC Regular1" svg:font-family="'Noto Sans CJK SC Regular'"/>
    <style:font-face style:name="Times New Roman" svg:font-family="'Times New Roman'"/>
    <style:font-face style:name="Monospace" svg:font-family="Monospace" style:font-adornments="Normal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fr" fo:country="F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Footer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Albany1" fo:font-family="Albany, sans-serif" fo:font-size="14pt" fo:font-weight="bold" style:font-name-asian="Noto Sans CJK SC Regular1" style:font-family-asian="'Noto Sans CJK SC Regular'" style:font-size-asian="13pt" style:font-weight-asian="bold" style:font-name-complex="Lohit Devanagari1" style:font-family-complex="'Lohit Devanagari'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Albany1" fo:font-family="Albany, sans-serif" fo:font-size="13pt" fo:font-style="italic" fo:font-weight="bold" style:font-name-asian="Noto Sans CJK SC Regular1" style:font-family-asian="'Noto Sans CJK SC Regular'" style:font-size-asian="12pt" style:font-style-asian="italic" style:font-weight-asian="bold" style:font-name-complex="Lohit Devanagari1" style:font-family-complex="'Lohit Devanagari'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Albany1" fo:font-family="Albany, sans-serif" fo:font-size="11pt" fo:font-weight="bold" style:font-name-asian="Noto Sans CJK SC Regular1" style:font-family-asian="'Noto Sans CJK SC Regular'" style:font-size-asian="11pt" style:font-weight-asian="bold" style:font-name-complex="Lohit Devanagari1" style:font-family-complex="'Lohit Devanagari'" style:font-size-complex="11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 style:master-page-name="">
      <loext:graphic-properties draw:fill="none" draw:fill-color="#729fcf" draw:fill-hatch-name="Hatching_20_1" draw:fill-hatch-solid="false"/>
      <style:paragraph-properties fo:margin-left="3cm" fo:margin-right="3cm" fo:margin-top="0.423cm" fo:margin-bottom="0.499cm" loext:contextual-spacing="false" fo:text-align="center" style:justify-single-word="false" fo:text-indent="0cm" style:auto-text-indent="false" style:page-number="auto" fo:background-color="transparent" fo:padding-left="0cm" fo:padding-right="0cm" fo:padding-top="0.7cm" fo:padding-bottom="0.7cm" fo:border="0.06pt solid #000000" style:shadow="none"/>
      <style:text-properties fo:font-size="28pt" fo:font-weight="bold" style:font-size-asian="28pt" style:font-weight-asian="bold" style:font-size-complex="2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Monospace" fo:font-family="Monospace" style:font-style-name="Normal" style:font-pitch="fixed" fo:font-size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ABC" style:display-name="Numbering ABC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bf68bb" officeooo:paragraph-rsid="00b9fce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header>
        <text:p text:style-name="MP1">Frantz</text:p>
        <text:p text:style-name="MP1">Raphaël</text:p>
        <text:p text:style-name="MP1">Groupe S4F3a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port</dc:title>
    <dc:date>2019-04-20T13:25:24.266342920</dc:date>
    <meta:generator>LibreOffice/6.0.7.3$Linux_X86_64 LibreOffice_project/00m0$Build-3</meta:generator>
    <meta:editing-duration>PT8H15M55S</meta:editing-duration>
    <meta:editing-cycles>187</meta:editing-cycles>
    <meta:document-statistic meta:table-count="5" meta:image-count="0" meta:object-count="0" meta:page-count="9" meta:paragraph-count="166" meta:word-count="716" meta:character-count="5281" meta:non-whitespace-character-count="4728"/>
  </office:meta>
</office:document-meta>
</file>